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20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</style:style>
    <style:style style:name="P4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color="#0000ff" fo:font-size="22pt" fo:background-color="#ffff00" style:font-size-asian="22pt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9134801266292557690" text:style-name="L1">
        <text:list-item>
          <text:p text:style-name="P14">REVIEW</text:p>
        </text:list-item>
        <text:list-item>
          <text:p text:style-name="P14">TASK-1 : start</text:p>
          <text:list>
            <text:list-item>
              <text:list>
                <text:list-item>
                  <text:p text:style-name="P14">C:\WORKS_2\WS\Eclipse_Luna\Cake_IFM11</text:p>
                </text:list-item>
              </text:list>
            </text:list-item>
            <text:list-item>
              <text:p text:style-name="P14">T-1.1</text:p>
              <text:list>
                <text:list-item>
                  <text:p text:style-name="P14">DUP : ImagesController.php</text:p>
                  <text:list>
                    <text:list-item>
                      <text:p text:style-name="P14">==&gt; ArticlesController.php</text:p>
                    </text:list-item>
                  </text:list>
                </text:list-item>
                <text:list-item>
                  <text:p text:style-name="P14">change : class name in the file</text:p>
                </text:list-item>
                <text:list-item>
                  <text:p text:style-name="P14">delete → unused functions </text:p>
                </text:list-item>
                <text:list-item>
                  <text:p text:style-name="P14">func : index ==&gt; delete content</text:p>
                </text:list-item>
                <text:list-item>
                  <text:p text:style-name="P14">TEST : access</text:p>
                  <text:list>
                    <text:list-item>
                      <text:p text:style-name="P14">==&gt; “Error: The view for ArticlesController::index() was not found.”</text:p>
                    </text:list-item>
                    <text:list-item>
                      <text:p text:style-name="P14">==&gt; OK</text:p>
                    </text:list-item>
                  </text:list>
                </text:list-item>
              </text:list>
            </text:list-item>
            <text:list-item>
              <text:p text:style-name="P14">T-1.2 : views</text:p>
              <text:list>
                <text:list-item>
                  <text:p text:style-name="P14">DUP : C:\WORKS_2\WS\Eclipse_Luna\Cake_IFM11\app\View\Images</text:p>
                  <text:list>
                    <text:list-item>
                      <text:p text:style-name="P14">==&gt; C:\WORKS_2\WS\Eclipse_Luna\Cake_IFM11\app\View\Articles</text:p>
                    </text:list-item>
                  </text:list>
                </text:list-item>
                <text:list-item>
                  <text:p text:style-name="P14">delete : index.ctp ==&gt; oth<text:span text:style-name="T4">ers</text:span></text:p>
                </text:list-item>
                <text:list-item>
                  <text:p text:style-name="P36">index.ctp</text:p>
                  <text:list>
                    <text:list-item>
                      <text:p text:style-name="P36">delete lines </text:p>
                    </text:list-item>
                  </text:list>
                </text:list-item>
                <text:list-item>
                  <text:p text:style-name="P36">TEST : access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soft-page-break/>TASK-2 : html ::[20191220_124512</text:p>
          <text:list>
            <text:list-item>
              <text:p text:style-name="P36">T-2.1 </text:p>
              <text:list>
                <text:list-item>
                  <text:p text:style-name="P36">“$html = file_get_html($url);”</text:p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T-2.2</text:p>
              <text:list>
                <text:list-item>
                  <text:p text:style-name="P36">“$lo_As = $html-&gt;find('a');”</text:p>
                  <text:list>
                    <text:list-item>
                      <text:p text:style-name="P36">==&gt; OK : 'count(lo_As) =&gt; 339'</text:p>
                    </text:list-item>
                  </text:list>
                </text:list-item>
              </text:list>
            </text:list-item>
            <text:list-item>
              <text:p text:style-name="P36">T-2.3</text:p>
              <text:list>
                <text:list-item>
                  <text:p text:style-name="P36">step : 3 : 2.2<text:tab/><text:tab/><text:tab/> * <text:tab/><text:tab/>href ==&gt; starts with "/articles"</text:p>
                </text:list-item>
                <text:list-item>
                  <text:p text:style-name="P36">==&gt; OK</text:p>
                </text:list-item>
              </text:list>
            </text:list-item>
          </text:list>
        </text:list-item>
        <text:list-item>
          <text:p text:style-name="P36">TASK-3 : for-loop ==&gt; to a function <text:s/>::[20191220_133042</text:p>
          <text:list>
            <text:list-item>
              <text:p text:style-name="P36">T-3.1</text:p>
              <text:list>
                <text:list-item>
                  <text:p text:style-name="P36">CODE</text:p>
                  <text:list>
                    <text:list-item>
                      <text:p text:style-name="P36">sig</text:p>
                      <text:list>
                        <text:list-item>
                          <text:p text:style-name="P36">get_ListOf_Articles</text:p>
                        </text:list-item>
                      </text:list>
                    </text:list-item>
                    <text:list-item>
                      <text:p text:style-name="P36">labels</text:p>
                      <text:list>
                        <text:list-item>
                          <text:p text:style-name="P36">//_20191220_134005:caller</text:p>
                        </text:list-item>
                        <text:list-item>
                          <text:p text:style-name="P36">//_20191220_134012:head</text:p>
                        </text:list-item>
                        <text:list-item>
                          <text:p text:style-name="P36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14"><text:span text:style-name="T2">#_ </text:span><text:span text:style-name="T4">COMMIT ::]20191220_133914</text:span></text:p>
            </text:list-item>
            <text:list-item>
              <text:p text:style-name="P36">T-3.2</text:p>
              <text:list>
                <text:list-item>
                  <text:p text:style-name="P36">delete ==&gt; c/o-ed lines</text:p>
                </text:list-item>
              </text:list>
            </text:list-item>
          </text:list>
        </text:list-item>
        <text:list-item>
          <text:p text:style-name="P36">TASK-4 : categorize</text:p>
          <text:list>
            <text:list-item>
              <text:p text:style-name="P36">T-4.1</text:p>
              <text:list>
                <text:list-item>
                  <text:p text:style-name="P36">skeleton</text:p>
                </text:list-item>
                <text:list-item>
                  <text:p text:style-name="P36">TEST ==&gt; OK</text:p>
                </text:list-item>
              </text:list>
            </text:list-item>
          </text:list>
        </text:list-item>
        <text:list-item>
          <text:p text:style-name="P36">TASK-5 : render (view)</text:p>
          <text:list>
            <text:list-item>
              <text:p text:style-name="P36">T-5.1</text:p>
              <text:list>
                <text:list-item>
                  <text:p text:style-name="P36"><text:soft-page-break/>index.ctp ==&gt; table</text:p>
                  <text:list>
                    <text:list-item>
                      <text:p text:style-name="P36">php : for-loop</text:p>
                    </text:list-item>
                    <text:list-item>
                      <text:p text:style-name="P36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1195558416780867754" text:style-name="L2">
        <text:list-item>
          <text:p text:style-name="P15">TASK : categorize</text:p>
          <text:list>
            <text:list-item>
              <text:p text:style-name="P15">==&gt; new FUNC : categorize_Articles(...)</text:p>
            </text:list-item>
            <text:list-item>
              <text:p text:style-name="P15">//_20191220_141744:next</text:p>
            </text:list-item>
          </text:list>
        </text:list-item>
      </text:list>
      <text:p text:style-name="P3">[further]</text:p>
      <text:list xml:id="list5070671873374736941" text:style-name="L3">
        <text:list-item>
          <text:p text:style-name="P16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8231687811269756670" text:style-name="L4">
        <text:list-item>
          <text:p text:style-name="P17">REVIEW</text:p>
        </text:list-item>
        <text:list-item>
          <text:p text:style-name="P17">TASK-1 : link tag ==&gt; genres</text:p>
          <text:list>
            <text:list-item>
              <text:p text:style-name="P17">T-1.1</text:p>
              <text:list>
                <text:list-item>
                  <text:list>
                    <text:list-item>
                      <text:p text:style-name="P17">get url params</text:p>
                    </text:list-item>
                    <text:list-item>
                      <text:p text:style-name="P17">“step : 1.2”</text:p>
                    </text:list-item>
                  </text:list>
                </text:list-item>
                <text:list-item>
                  <text:p text:style-name="P17">CODE</text:p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1.2 : genre name ==&gt; disp on the page</text:p>
              <text:list>
                <text:list-item>
                  <text:p text:style-name="P17">CODE</text:p>
                  <text:list>
                    <text:list-item>
                      <text:p text:style-name="P17">set var</text:p>
                    </text:list-item>
                    <text:list-item>
                      <text:p text:style-name="P17">link ==&gt; cake tag</text:p>
                    </text:list-item>
                  </text:list>
                </text:list-item>
                <text:list-item>
                  <text:p text:style-name="P17"><text:soft-page-break/>TEST ==&gt; OK</text:p>
                </text:list-item>
              </text:list>
            </text:list-item>
          </text:list>
        </text:list-item>
        <text:list-item>
          <text:p text:style-name="P17">TASK-2 : categorize</text:p>
          <text:list>
            <text:list-item>
              <text:list>
                <text:list-item>
                  <text:p text:style-name="P17">==&gt; new FUNC : categorize_Articles(...)</text:p>
                </text:list-item>
                <text:list-item>
                  <text:p text:style-name="P17">//_20191220_141744:next</text:p>
                </text:list-item>
              </text:list>
            </text:list-item>
            <text:list-item>
              <text:p text:style-name="P17">T-2.1 : skeleton</text:p>
              <text:list>
                <text:list-item>
                  <text:p text:style-name="P17">labels</text:p>
                  <text:list>
                    <text:list-item>
                      <text:p text:style-name="P17">//_20191222_142941:caller</text:p>
                    </text:list-item>
                    <text:list-item>
                      <text:p text:style-name="P17">//_20191222_142944:head</text:p>
                    </text:list-item>
                    <text:list-item>
                      <text:p text:style-name="P17">//_20191222_142950:wl</text:p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2.2 : genre, name ==&gt; int'l, korea</text:p>
              <text:list>
                <text:list-item>
                  <text:p text:style-name="P17">CODE</text:p>
                </text:list-item>
                <text:list-item>
                  <text:p text:style-name="P17">TEST ==&gt; OK ::]20191222_144621</text:p>
                </text:list-item>
              </text:list>
            </text:list-item>
            <text:list-item>
              <text:p text:style-name="P17">T-2.3 : further</text:p>
              <text:list>
                <text:list-item>
                  <text:p text:style-name="P17">CODE</text:p>
                  <text:list>
                    <text:list-item>
                      <text:p text:style-name="P17">int'l, korea</text:p>
                    </text:list-item>
                  </text:list>
                </text:list-item>
                <text:list-item>
                  <text:p text:style-name="P17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881339672429488246" text:style-name="L5">
        <text:list-item>
          <text:p text:style-name="P18">TASK-1</text:p>
          <text:list>
            <text:list-item>
              <text:p text:style-name="P18">categorize ==&gt; to a function</text:p>
            </text:list-item>
            <text:list-item>
              <text:p text:style-name="P18">//_20191222_152658:next</text:p>
            </text:list-item>
          </text:list>
        </text:list-item>
      </text:list>
      <text:p text:style-name="P3">[further]</text:p>
      <text:list xml:id="list6114070152854363237" text:style-name="L6">
        <text:list-item>
          <text:p text:style-name="P19"/>
        </text:list-item>
      </text:list>
      <text:p text:style-name="P10"><text:line-break/><text:span text:style-name="T3">[/ 20191222_152038]</text:span></text:p>
      <text:p text:style-name="P10"/>
      <text:p text:style-name="P7"/>
      <text:p text:style-name="P3"><text:span text:style-name="T5">2</text:span>---------------------------------------------------------------------------</text:p>
      <text:p text:style-name="P8"><text:soft-page-break/>res free# JVEMV6 37#12.2_3 / 37. miscs / 12. programming / 2. news articles / 20191224_114641</text:p>
      <text:p text:style-name="P8"/>
      <text:p text:style-name="P3">[do] <text:span text:style-name="T1">#_ </text:span></text:p>
      <text:list xml:id="list7670468732386393722" text:style-name="L7">
        <text:list-item>
          <text:p text:style-name="P20">REVIEW</text:p>
        </text:list-item>
        <text:list-item>
          <text:p text:style-name="P20">TASK-1 : categorize ==&gt; to a function</text:p>
          <text:list>
            <text:list-item>
              <text:list>
                <text:list-item>
                  <text:p text:style-name="P20">//_20191222_152658:next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UNC</text:p>
                  <text:list>
                    <text:list-item>
                      <text:p text:style-name="P20">sig</text:p>
                    </text:list-item>
                    <text:list-item>
                      <text:p text:style-name="P20">labels</text:p>
                      <text:list>
                        <text:list-item>
                          <text:p text:style-name="P20">//_20191224_115157:caller</text:p>
                        </text:list-item>
                        <text:list-item>
                          <text:p text:style-name="P20">//_20191224_115203:head</text:p>
                        </text:list-item>
                        <text:list-item>
                          <text:p text:style-name="P20">//_20191224_115207:wl</text:p>
                        </text:list-item>
                      </text:list>
                    </text:list-item>
                  </text:list>
                </text:list-item>
                <text:list-item>
                  <text:p text:style-name="P20">CODE</text:p>
                </text:list-item>
                <text:list-item>
                  <text:p text:style-name="P20">TEST ==&gt; OK</text:p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20">categorize_Articles : build article groups ==&gt; use for-loop</text:p>
                    </text:list-item>
                  </text:list>
                </text:list-item>
                <text:list-item>
                  <text:p text:style-name="P20">CODE : group ==&gt; “Korea” only</text:p>
                </text:list-item>
                <text:list-item>
                  <text:p text:style-name="P20">TEST ==&gt; OK (seems)</text:p>
                </text:list-item>
              </text:list>
            </text:list-item>
            <text:list-item>
              <text:p text:style-name="P20">T-1.3 : oth<text:span text:style-name="T4">er group</text:span></text:p>
              <text:list>
                <text:list-item>
                  <text:p text:style-name="P37">CODE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COMMIT ::[20191224_122635</text:p>
              <text:list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229954556410546522" text:style-name="L8">
        <text:list-item>
          <text:p text:style-name="P21">TASK</text:p>
          <text:list>
            <text:list-item>
              <text:p text:style-name="P21">func “categorize_Articles” ==&gt; new param : “strOf_Genre_Name”</text:p>
            </text:list-item>
            <text:list-item>
              <text:p text:style-name="P21">//_20191222_142944:head</text:p>
            </text:list-item>
          </text:list>
        </text:list-item>
      </text:list>
      <text:p text:style-name="P3"><text:soft-page-break/>[further]</text:p>
      <text:list xml:id="list7892091141868200043" text:style-name="L9">
        <text:list-item>
          <text:p text:style-name="P22"/>
        </text:list-item>
      </text:list>
      <text:p text:style-name="P10"><text:line-break/><text:span text:style-name="T3">[/ 20191224_124255]</text:span></text:p>
      <text:p text:style-name="P10"/>
      <text:p text:style-name="P7"/>
      <text:p text:style-name="P3"><text:span text:style-name="T5">3</text:span>---------------------------------------------------------------------------</text:p>
      <text:p text:style-name="P8">res free# JVEMV6 37#12.2_4 / 44. currency / 12. programming / 2. news articles / 20191225_132612</text:p>
      <text:p text:style-name="P8"/>
      <text:p text:style-name="P3">[do] <text:span text:style-name="T1">#_ </text:span></text:p>
      <text:list xml:id="list37376164" text:continue-list="list9134801266292557690" text:style-name="L1">
        <text:list-item>
          <text:p text:style-name="P14">REVIEW</text:p>
        </text:list-item>
        <text:list-item>
          <text:p text:style-name="P14">TASK-1 : func “categorize_Articles” ==&gt; new param : “strOf_Genre_Name”</text:p>
          <text:list>
            <text:list-item>
              <text:list>
                <text:list-item>
                  <text:p text:style-name="P14">//_20191222_142944:head</text:p>
                </text:list-item>
              </text:list>
            </text:list-item>
            <text:list-item>
              <text:p text:style-name="P14">T-1.1 : new FUNC : categorize_Articles__Intl($lo_Articles)</text:p>
              <text:list>
                <text:list-item>
                  <text:p text:style-name="P14">CODE</text:p>
                  <text:list>
                    <text:list-item>
                      <text:p text:style-name="P14">DUP</text:p>
                    </text:list-item>
                    <text:list-item>
                      <text:p text:style-name="P14">labels</text:p>
                      <text:list>
                        <text:list-item>
                          <text:p text:style-name="P14">//_20191225_134134:caller</text:p>
                        </text:list-item>
                        <text:list-item>
                          <text:p text:style-name="P14">//_20191225_134139:head</text:p>
                        </text:list-item>
                        <text:list-item>
                          <text:p text:style-name="P14">//_20191225_134144:wl</text:p>
                        </text:list-item>
                      </text:list>
                    </text:list-item>
                    <text:list-item>
                      <text:p text:style-name="P14">minimum</text:p>
                    </text:list-item>
                  </text:list>
                </text:list-item>
                <text:list-item>
                  <text:p text:style-name="P14">TEST ==&gt; OK</text:p>
                </text:list-item>
              </text:list>
            </text:list-item>
          </text:list>
        </text:list-item>
        <text:list-item>
          <text:p text:style-name="P14">TASK-2 : genre → “business”</text:p>
          <text:list>
            <text:list-item>
              <text:p text:style-name="P14">T-2.1</text:p>
              <text:list>
                <text:list-item>
                  <text:p text:style-name="P14">TREE</text:p>
                  <text:list>
                    <text:list-item>
                      <text:p text:style-name="P14">index → categorize_Articles</text:p>
                    </text:list-item>
                  </text:list>
                </text:list-item>
                <text:list-item>
                  <text:p text:style-name="P14">CODE</text:p>
                  <text:list>
                    <text:list-item>
                      <text:p text:style-name="P14"><text:soft-page-break/>DUP : categorize_Articles__Intl($lo_Articles)</text:p>
                      <text:list>
                        <text:list-item>
                          <text:p text:style-name="P14">==&gt; categorize_Articles__Business</text:p>
                        </text:list-item>
                      </text:list>
                    </text:list-item>
                    <text:list-item>
                      <text:p text:style-name="P14">labels</text:p>
                      <text:list>
                        <text:list-item>
                          <text:p text:style-name="P14">//_20191225_140154:caller</text:p>
                        </text:list-item>
                        <text:list-item>
                          <text:p text:style-name="P14">//_20191225_140200:head</text:p>
                        </text:list-item>
                        <text:list-item>
                          <text:p text:style-name="P14">//_20191225_140203:wl</text:p>
                        </text:list-item>
                      </text:list>
                    </text:list-item>
                    <text:list-item>
                      <text:p text:style-name="P14">skeleton</text:p>
                    </text:list-item>
                  </text:list>
                </text:list-item>
                <text:list-item>
                  <text:p text:style-name="P14">TEST ==&gt; OK</text:p>
                </text:list-item>
              </text:list>
            </text:list-item>
          </text:list>
        </text:list-item>
      </text:list>
      <text:p text:style-name="P3">[next]</text:p>
      <text:list xml:id="list4990669386174599372" text:style-name="L10">
        <text:list-item>
          <text:p text:style-name="P23">TASK</text:p>
          <text:list>
            <text:list-item>
              <text:p text:style-name="P23">genre ==&gt; politics, national</text:p>
            </text:list-item>
            <text:list-item>
              <text:p text:style-name="P23">//_20191225_142602:next</text:p>
            </text:list-item>
          </text:list>
        </text:list-item>
      </text:list>
      <text:p text:style-name="P3">[further]</text:p>
      <text:list xml:id="list519115877926412911" text:style-name="L11">
        <text:list-item>
          <text:p text:style-name="P24"/>
        </text:list-item>
      </text:list>
      <text:p text:style-name="P10"><text:line-break/><text:span text:style-name="T3">[/ 20191225_142215]</text:span></text:p>
      <text:p text:style-name="P10"/>
      <text:p text:style-name="P7"/>
      <text:p text:style-name="P4"/>
      <text:p text:style-name="P3"><text:span text:style-name="T5">4</text:span>---------------------------------------------------------------------------</text:p>
      <text:p text:style-name="P8">res free# JVEMV6 37#12.2_5 / 37. miscs / 12. programming / 2. news articles / 20191226_115211</text:p>
      <text:p text:style-name="P8"/>
      <text:p text:style-name="P3">[do] <text:span text:style-name="T1">#_ </text:span></text:p>
      <text:list xml:id="list4716971951209549955" text:style-name="L12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genre ==&gt; politics, national</text:p>
                </text:list-item>
                <text:list-item>
                  <text:p text:style-name="P25">//_20191225_142602:next</text:p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<text:soft-page-break/>CODE</text:p>
                  <text:list>
                    <text:list-item>
                      <text:p text:style-name="P25"><text:span text:style-name="T1">#_ </text:span>DUP : if-sentence</text:p>
                    </text:list-item>
                    <text:list-item>
                      <text:p text:style-name="P25"><text:span text:style-name="T1">#_ </text:span>new FUNC : categorize_Articles__National</text:p>
                      <text:list>
                        <text:list-item>
                          <text:p text:style-name="P25">DUP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s</text:p>
                          <text:list>
                            <text:list-item>
                              <text:p text:style-name="P25">//_20191226_120108:caller</text:p>
                            </text:list-item>
                            <text:list-item>
                              <text:p text:style-name="P25">//_20191226_120105:head</text:p>
                            </text:list-item>
                            <text:list-item>
                              <text:p text:style-name="P25">//_20191226_120108:wl</text:p>
                            </text:list-item>
                          </text:list>
                        </text:list-item>
                        <text:list-item>
                          <text:p text:style-name="P25">skeleton</text:p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  <text:list-item>
                      <text:p text:style-name="P25">param ==&gt; modify</text:p>
                    </text:list-item>
                  </text:list>
                </text:list-item>
                <text:list-item>
                  <text:p text:style-name="P25"><text:span text:style-name="T1">#_ </text:span>TEST ==&gt; OK</text:p>
                </text:list-item>
              </text:list>
            </text:list-item>
            <text:list-item>
              <text:p text:style-name="P25">T-1.2 : modify ==&gt; categorize_Articles__National</text:p>
              <text:list>
                <text:list-item>
                  <text:p text:style-name="P25">CODE</text:p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  <text:list-item>
          <text:p text:style-name="P25">TASK-2 : politics <text:s/></text:p>
          <text:list>
            <text:list-item>
              <text:p text:style-name="P25">T-2.1</text:p>
              <text:list>
                <text:list-item>
                  <text:p text:style-name="P25">CODE</text:p>
                  <text:list>
                    <text:list-item>
                      <text:p text:style-name="P25">DUP : if-sentence</text:p>
                    </text:list-item>
                    <text:list-item>
                      <text:p text:style-name="P25"><text:span text:style-name="T1"><text:s/></text:span>new FUNC : categorize_Articles__Politics</text:p>
                      <text:list>
                        <text:list-item>
                          <text:p text:style-name="P25">DUP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s</text:p>
                          <text:list>
                            <text:list-item>
                              <text:p text:style-name="P25">//_20191226_121559:caller</text:p>
                            </text:list-item>
                            <text:list-item>
                              <text:p text:style-name="P25">//_20191226_121600:head</text:p>
                            </text:list-item>
                            <text:list-item>
                              <text:p text:style-name="P25">//_20191226_121601:wl</text:p>
                            </text:list-item>
                          </text:list>
                        </text:list-item>
                        <text:list-item>
                          <text:p text:style-name="P25"><text:span text:style-name="T1">#_ </text:span>skeleton</text:p>
                        </text:list-item>
                        <text:list-item>
                          <text:p text:style-name="P25"><text:span text:style-name="T1">#_ </text:span>caller</text:p>
                        </text:list-item>
                      </text:list>
                    </text:list-item>
                    <text:list-item>
                      <text:p text:style-name="P25">param ==&gt; modify</text:p>
                    </text:list-item>
                  </text:list>
                </text:list-item>
                <text:list-item>
                  <text:p text:style-name="P25"><text:soft-page-break/><text:span text:style-name="T1"><text:s/></text:span>TEST ==&gt; OK ::]20191226_121824</text:p>
                </text:list-item>
              </text:list>
            </text:list-item>
            <text:list-item>
              <text:p text:style-name="P25">T-1.2 : modify ==&gt; categorize_Articles__Politics</text:p>
              <text:list>
                <text:list-item>
                  <text:p text:style-name="P25">CODE </text:p>
                  <text:list>
                    <text:list-item>
                      <text:p text:style-name="P25">keywords</text:p>
                    </text:list-item>
                    <text:list-item>
                      <text:p text:style-name="P25">labels</text:p>
                    </text:list-item>
                  </text:list>
                </text:list-item>
                <text:list-item>
                  <text:p text:style-name="P25">TEST ==&gt; OK ::]20191226_122701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7996141749211964452" text:style-name="L13">
        <text:list-item>
          <text:p text:style-name="P26">TASK-1</text:p>
          <text:list>
            <text:list-item>
              <text:p text:style-name="P26">keywords, labels ==&gt; <text:span text:style-name="T4">外部ファイルから</text:span></text:p>
            </text:list-item>
            <text:list-item>
              <text:p text:style-name="P38">//_20191226_123516:next</text:p>
            </text:list-item>
          </text:list>
        </text:list-item>
        <text:list-item>
          <text:p text:style-name="P38">TASK-2</text:p>
          <text:list>
            <text:list-item>
              <text:p text:style-name="P38">view : index.ctp ==&gt; group name → add serial num</text:p>
            </text:list-item>
          </text:list>
        </text:list-item>
      </text:list>
      <text:p text:style-name="P3">[further]</text:p>
      <text:list xml:id="list7998127470472430577" text:style-name="L14">
        <text:list-item>
          <text:p text:style-name="P27"/>
        </text:list-item>
      </text:list>
      <text:p text:style-name="P10"><text:line-break/><text:span text:style-name="T3">[/ 20191226_123220]</text:span></text:p>
      <text:p text:style-name="P10"/>
      <text:p text:style-name="P7"/>
      <text:p text:style-name="P3"><text:span text:style-name="T5">5</text:span>---------------------------------------------------------------------------</text:p>
      <text:p text:style-name="P8">res free# JVEMV6 37#12.2_6 / 37. miscs / 12. programming / 2. news articles / 20191227_162625</text:p>
      <text:p text:style-name="P8"/>
      <text:p text:style-name="P3">[do] <text:span text:style-name="T1">#_ </text:span></text:p>
      <text:list xml:id="list5741534689490758696" text:style-name="L21">
        <text:list-item>
          <text:p text:style-name="P45"><text:span text:style-name="T8">REVIEW</text:span></text:p>
        </text:list-item>
        <text:list-item>
          <text:p text:style-name="P45"><text:span text:style-name="T8">TASK-1</text:span></text:p>
          <text:list>
            <text:list-item>
              <text:list>
                <text:list-item>
                  <text:p text:style-name="P32">keywords, labels ==&gt; <text:span text:style-name="T4">外部ファイルから</text:span></text:p>
                </text:list-item>
                <text:list-item>
                  <text:p text:style-name="P39">//_20191226_123516:next</text:p>
                </text:list-item>
                <text:list-item>
                  <text:p text:style-name="P39">target ==&gt; intl, labels</text:p>
                </text:list-item>
              </text:list>
            </text:list-item>
            <text:list-item>
              <text:p text:style-name="P39"><text:soft-page-break/>T-1.1 : external file ==&gt; create </text:p>
              <text:list>
                <text:list-item>
                  <text:p text:style-name="P39">new FUNC : categorize_Articles__Intl__Prep_KWs</text:p>
                  <text:list>
                    <text:list-item>
                      <text:p text:style-name="P39"><text:span text:style-name="T1">#_ </text:span>DUP</text:p>
                    </text:list-item>
                    <text:list-item>
                      <text:p text:style-name="P39"><text:span text:style-name="T1">#_ </text:span>labels</text:p>
                    </text:list-item>
                    <text:list-item>
                      <text:p text:style-name="P39"><text:span text:style-name="T1">#_ </text:span>caller</text:p>
                    </text:list-item>
                    <text:list-item>
                      <text:p text:style-name="P39"><text:span text:style-name="T1">#_ </text:span>skeleton</text:p>
                    </text:list-item>
                    <text:list-item>
                      <text:p text:style-name="P39">TEST ==&gt; OK</text:p>
                    </text:list-item>
                  </text:list>
                </text:list-item>
                <text:list-item>
                  <text:p text:style-name="P39">external file </text:p>
                  <text:list>
                    <text:list-item>
                      <text:p text:style-name="P39">//_20191227_164606:tmp</text:p>
                    </text:list-item>
                  </text:list>
                </text:list-item>
              </text:list>
            </text:list-item>
            <text:list-item>
              <text:p text:style-name="P39">T-1.2 : load file → in “categorize_Articles__Intl__Prep_KWs” </text:p>
            </text:list-item>
            <text:list-item>
              <text:p text:style-name="P39">T-1.3 : build → lists</text:p>
            </text:list-item>
            <text:list-item>
              <text:p text:style-name="P39">T-1.4 : use → the lists</text:p>
              <text:list>
                <text:list-item>
                  <text:p text:style-name="P32"><text:span text:style-name="T4">TEST ==&gt; OK ::]20191227_171320</text:span></text:p>
                </text:list-item>
              </text:list>
            </text:list-item>
          </text:list>
        </text:list-item>
      </text:list>
      <text:p text:style-name="P3">[next]</text:p>
      <text:list xml:id="list3395162439012219325" text:style-name="L15">
        <text:list-item>
          <text:p text:style-name="P28">TASK</text:p>
          <text:list>
            <text:list-item>
              <text:p text:style-name="P28">continue ==&gt; intl, keywords, group = korea</text:p>
            </text:list-item>
            <text:list-item>
              <text:p text:style-name="P28">//_20191227_171440:next</text:p>
            </text:list-item>
          </text:list>
        </text:list-item>
      </text:list>
      <text:p text:style-name="P3">[further]</text:p>
      <text:list xml:id="list8000906485658951578" text:style-name="L16">
        <text:list-item>
          <text:p text:style-name="P29"/>
        </text:list-item>
      </text:list>
      <text:p text:style-name="P10"><text:line-break/><text:span text:style-name="T3">[/ 20191227_171457]</text:span></text:p>
      <text:p text:style-name="P10"/>
      <text:p text:style-name="P35"><text:span text:style-name="T9">@@@</text:span></text:p>
      <text:p text:style-name="P3"><text:span text:style-name="T5">6</text:span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37376398" text:continue-list="list37376164" text:style-name="L1">
        <text:list-item>
          <text:p text:style-name="P14">REVIEW</text:p>
        </text:list-item>
        <text:list-item>
          <text:p text:style-name="P14"><text:soft-page-break/>TASK-1</text:p>
        </text:list-item>
      </text:list>
      <text:p text:style-name="P3"/>
      <text:p text:style-name="P3">[next]</text:p>
      <text:list xml:id="list3767198607745711219" text:style-name="L22">
        <text:list-item>
          <text:p text:style-name="P33">TASK</text:p>
        </text:list-item>
      </text:list>
      <text:p text:style-name="P3">[further]</text:p>
      <text:list xml:id="list8114403900901292451" text:style-name="L23">
        <text:list-item>
          <text:p text:style-name="P34"/>
        </text:list-item>
      </text:list>
      <text:p text:style-name="P10"><text:line-break/><text:span text:style-name="T3">[/ XXX]</text:span></text:p>
      <text:p text:style-name="P10"/>
      <text:p text:style-name="P10"/>
      <text:p text:style-name="P4"/>
      <text:p text:style-name="P2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37363591" text:continue-list="list37376398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5993549969532163654" text:style-name="L17">
        <text:list-item>
          <text:p text:style-name="P30">TASK</text:p>
        </text:list-item>
      </text:list>
      <text:p text:style-name="P3">[further]</text:p>
      <text:list xml:id="list7230265167893091405" text:style-name="L18">
        <text:list-item>
          <text:p text:style-name="P31"/>
        </text:list-item>
      </text:list>
      <text:p text:style-name="P10"><text:line-break/><text:span text:style-name="T3">[/ XXX]</text:span></text:p>
      <text:p text:style-name="P10"/>
      <text:p text:style-name="P10"><text:soft-page-break/></text:p>
      <text:p text:style-name="P10"/>
      <text:p text:style-name="P2">/------------------------------------------------ [/TEMPLATE] 20191220_142157</text:p>
      <text:p text:style-name="P2"/>
      <text:p text:style-name="P6">------------------------------------------------------- [STEPS : start] 20191224_114459</text:p>
      <text:list xml:id="list1617868278198532170" text:style-name="L19">
        <text:list-item>
          <text:p text:style-name="P4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355551" text:continue-numbering="true" text:style-name="L19">
        <text:list-item>
          <text:p text:style-name="P40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4682671334552880474" text:style-name="L20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 &amp;&amp; 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357952" text:continue-numbering="true" text:style-name="L20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7358554" text:continue-numbering="true" text:style-name="L20">
        <text:list-item>
          <text:p text:style-name="P11">move “<text:span text:style-name="T6">@@@</text:span>”</text:p>
        </text:list-item>
        <text:list-item>
          <text:p text:style-name="P42"><text:soft-page-break/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7T17:15:25.67</dc:date>
    <dc:creator>iwabuchi ken</dc:creator>
    <meta:editing-duration>PT7H29M37S</meta:editing-duration>
    <meta:editing-cycles>30</meta:editing-cycles>
    <meta:generator>OpenOffice/4.1.3$Win32 OpenOffice.org_project/413m1$Build-9783</meta:generator>
    <meta:document-statistic meta:table-count="3" meta:image-count="0" meta:object-count="0" meta:page-count="13" meta:paragraph-count="280" meta:word-count="1040" meta:character-count="6819"/>
  </office:meta>
</office:document-meta>
</file>